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γ</mo>
        <mrow>
          <mi mathvariant="italic">nm</mi>
        </mrow>
      </msub>
      <mrow>
        <mo stretchy="false">(</mo>
        <mrow>
          <mo stretchy="false">ϕ</mo>
        </mrow>
        <mo stretchy="false">)</mo>
      </mrow>
      <mrow>
        <mi/>
        <mo stretchy="false">=</mo>
        <mi/>
      </mrow>
      <mrow>
        <mo stretchy="false">〈</mo>
        <mrow>
          <mrow>
            <msub>
              <mi>a</mi>
              <mi>n</mi>
            </msub>
            <msub>
              <mi>b</mi>
              <mi>m</mi>
            </msub>
          </mrow>
          <mo stretchy="false">∣</mo>
          <mrow>
            <msub>
              <mo stretchy="false">ϕ</mo>
              <mn>2</mn>
            </msub>
          </mrow>
        </mrow>
        <mo stretchy="false">〉</mo>
      </mrow>
    </mrow>
    <annotation encoding="StarMath 5.0">%igamma _{nm} (%iphi) ~=~ 
langle 
 a _n b _m
 mline 
 %iphi _2 
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2:04:04.804000000</meta:creation-date>
    <meta:generator>LibreOffice/4.1.4.2$Windows_x86 LibreOffice_project/0a0440ccc0227ad9829de5f46be37cfb6edcf72</meta:generator>
  </office:meta>
</office:document-meta>
</file>